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rebuchet MS1" svg:font-family="'Trebuchet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HeaderOptions" style:family="table">
      <style:table-properties style:width="6.6924in" table:align="margins"/>
    </style:style>
    <style:style style:name="HeaderOptions.A" style:family="table-column">
      <style:table-column-properties style:column-width="1.4063in" style:rel-column-width="2025*"/>
    </style:style>
    <style:style style:name="HeaderOptions.B" style:family="table-column">
      <style:table-column-properties style:column-width="0.8958in" style:rel-column-width="1290*"/>
    </style:style>
    <style:style style:name="HeaderOptions.C" style:family="table-column">
      <style:table-column-properties style:column-width="0.5833in" style:rel-column-width="840*"/>
    </style:style>
    <style:style style:name="HeaderOptions.D" style:family="table-column">
      <style:table-column-properties style:column-width="3.8069in" style:rel-column-width="5482*"/>
    </style:style>
    <style:style style:name="HeaderOptions.A1" style:family="table-cell">
      <style:table-cell-properties fo:padding="0.0382in" fo:border-left="0.0007in solid #000000" fo:border-right="none" fo:border-top="0.0007in solid #000000" fo:border-bottom="0.0007in solid #000000"/>
    </style:style>
    <style:style style:name="HeaderOptions.D1" style:family="table-cell">
      <style:table-cell-properties fo:padding="0.0382in" fo:border="0.0007in solid #000000"/>
    </style:style>
    <style:style style:name="HeaderOptions.A2" style:family="table-cell">
      <style:table-cell-properties fo:padding="0.0382in" fo:border-left="0.0007in solid #000000" fo:border-right="none" fo:border-top="none" fo:border-bottom="0.0007in solid #000000"/>
    </style:style>
    <style:style style:name="HeaderOptions.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text-properties style:font-name="Trebuchet MS"/>
    </style:style>
    <style:style style:name="P2" style:family="paragraph" style:parent-style-name="Standard">
      <style:paragraph-properties fo:text-align="start" style:justify-single-word="false"/>
      <style:text-properties style:font-name="Trebuchet MS" fo:font-style="italic" style:font-style-asian="italic" style:font-style-complex="italic"/>
    </style:style>
    <style:style style:name="P3" style:family="paragraph" style:parent-style-name="Standard">
      <style:paragraph-properties fo:text-align="center" style:justify-single-word="false"/>
      <style:text-properties style:font-name="Trebuchet MS" fo:font-style="italic"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Trebuchet MS" fo:font-style="normal" style:font-style-asian="normal" style:font-style-complex="normal"/>
    </style:style>
    <style:style style:name="P7" style:family="paragraph" style:parent-style-name="Standard">
      <style:paragraph-properties fo:text-align="center" style:justify-single-word="false"/>
      <style:text-properties style:font-name="Trebuchet MS" fo:font-size="10pt" fo:font-style="italic" style:font-size-asian="10pt" style:font-style-asian="italic" style:font-size-complex="10pt" style:font-style-complex="italic"/>
    </style:style>
    <style:style style:name="P8" style:family="paragraph" style:parent-style-name="Standard">
      <style:paragraph-properties fo:margin-top="0in" fo:margin-bottom="0.05in" fo:text-align="start" style:justify-single-word="false" fo:break-before="pag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margin-top="0in" fo:margin-bottom="0.05in" fo:text-align="start" style:justify-single-word="false"/>
      <style:text-properties style:font-name="Trebuchet MS" fo:font-size="10pt" fo:font-style="normal" style:font-size-asian="10pt" style:font-style-asian="normal" style:font-size-complex="10pt" style:font-style-complex="normal"/>
    </style:style>
    <style:style style:name="P10" style:family="paragraph" style:parent-style-name="Standard">
      <style:paragraph-properties fo:margin-top="0in" fo:margin-bottom="0.05in" fo:text-align="start" style:justify-single-word="false"/>
      <style:text-properties style:font-name="Trebuchet MS" fo:font-size="10pt" fo:font-style="normal" fo:font-weight="normal" style:font-size-asian="8.75pt" style:font-style-asian="normal" style:font-weight-asian="normal" style:font-size-complex="10pt" style:font-style-complex="normal" style:font-weight-complex="normal"/>
    </style:style>
    <style:style style:name="P11" style:family="paragraph" style:parent-style-name="Standard">
      <style:paragraph-properties fo:margin-top="0in" fo:margin-bottom="0.05in" fo:text-align="start" style:justify-single-word="false"/>
      <style:text-properties style:font-name="Trebuchet MS" fo:font-style="normal" style:font-style-asian="normal" style:font-style-complex="normal"/>
    </style:style>
    <style:style style:name="P12" style:family="paragraph" style:parent-style-name="Standard">
      <style:paragraph-properties fo:margin-top="0in" fo:margin-bottom="0.05in" fo:text-align="start" style:justify-single-word="false"/>
      <style:text-properties style:font-name="Trebuchet MS" fo:font-style="normal" fo:font-weight="bold" style:font-style-asian="normal" style:font-weight-asian="bold" style:font-style-complex="normal" style:font-weight-complex="bold"/>
    </style:style>
    <style:style style:name="P13" style:family="paragraph" style:parent-style-name="Standard">
      <style:paragraph-properties fo:margin-top="0in" fo:margin-bottom="0.05in" fo:text-align="start" style:justify-single-word="fals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list-style-name="L1">
      <style:paragraph-properties fo:margin-top="0in" fo:margin-bottom="0.05in" fo:text-align="start" style:justify-single-word="false"/>
    </style:style>
    <style:style style:name="P15" style:family="paragraph" style:parent-style-name="Standard">
      <style:paragraph-properties fo:margin-top="0in" fo:margin-bottom="0.05in" fo:text-align="start" style:justify-single-word="false"/>
      <style:text-properties fo:color="#ff0000" style:font-name="Trebuchet MS" fo:font-size="10pt" fo:font-style="italic" style:text-underline-style="solid" style:text-underline-width="auto" style:text-underline-color="font-color" fo:font-weight="normal" style:font-size-asian="8.75pt" style:font-style-asian="italic" style:font-weight-asian="normal" style:font-size-complex="10pt" style:font-style-complex="italic" style:font-weight-complex="normal"/>
    </style:style>
    <style:style style:name="P16" style:family="paragraph" style:parent-style-name="Standard">
      <style:paragraph-properties fo:margin-top="0in" fo:margin-bottom="0.05in" fo:text-align="start" style:justify-single-word="false"/>
      <style:text-properties fo:color="#000000" style:font-name="Trebuchet MS" fo:font-size="10pt" fo:font-style="normal" fo:font-weight="normal" style:font-size-asian="8.75pt" style:font-style-asian="normal" style:font-weight-asian="normal" style:font-size-complex="10pt" style:font-style-complex="normal" style:font-weight-complex="normal"/>
    </style:style>
    <style:style style:name="P17" style:family="paragraph" style:parent-style-name="Standard">
      <style:paragraph-properties fo:margin-top="0in" fo:margin-bottom="0.05in" fo:text-align="start" style:justify-single-word="false"/>
      <style:text-properties fo:color="#0000ff" style:font-name="Trebuchet MS" fo:font-size="10pt" fo:font-style="italic" fo:font-weight="normal" style:font-size-asian="8.75pt" style:font-style-asian="italic" style:font-weight-asian="normal" style:font-size-complex="10pt" style:font-style-complex="italic" style:font-weight-complex="normal"/>
    </style:style>
    <style:style style:name="P18" style:family="paragraph" style:parent-style-name="Standard">
      <style:paragraph-properties fo:margin-left="0.4165in" fo:margin-right="0in" fo:margin-top="0in" fo:margin-bottom="0.05in" fo:text-align="start" style:justify-single-word="false" fo:text-indent="-0.4165in" style:auto-text-indent="false">
        <style:tab-stops/>
      </style:paragraph-properties>
      <style:text-properties style:font-name="Trebuchet MS" fo:font-size="10pt" fo:font-style="normal" fo:font-weight="normal" style:font-size-asian="8.75pt" style:font-style-asian="normal" style:font-weight-asian="normal" style:font-size-complex="10pt" style:font-style-complex="normal" style:font-weight-complex="normal"/>
    </style:style>
    <style:style style:name="P19" style:family="paragraph" style:parent-style-name="Standard">
      <style:paragraph-properties fo:margin-left="0.198in" fo:margin-right="0in" fo:margin-top="0in" fo:margin-bottom="0.05in" fo:text-align="start" style:justify-single-word="false" fo:text-indent="0in" style:auto-text-indent="false"/>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0" style:family="paragraph" style:parent-style-name="Standard">
      <style:paragraph-properties fo:margin-left="0.198in" fo:margin-right="0in" fo:margin-top="0in" fo:margin-bottom="0.05in" fo:text-align="start" style:justify-single-word="false" fo:text-indent="0in" style:auto-text-indent="false"/>
      <style:text-properties fo:color="#ff0000" style:font-name="Courier New" fo:font-size="10pt" fo:font-style="italic" style:text-underline-style="none" fo:font-weight="normal" style:font-size-asian="8.75pt" style:font-style-asian="italic" style:font-weight-asian="normal" style:font-size-complex="10pt" style:font-style-complex="italic" style:font-weight-complex="normal"/>
    </style:style>
    <style:style style:name="P21" style:family="paragraph" style:parent-style-name="Standard">
      <style:paragraph-properties fo:margin-left="0.198in" fo:margin-right="0in" fo:margin-top="0in" fo:margin-bottom="0.05in" fo:text-align="start" style:justify-single-word="false" fo:text-indent="0in" style:auto-text-indent="false"/>
      <style:text-properties fo:color="#5e11a6" style:font-name="Courier New" fo:font-size="10pt" fo:font-style="italic" fo:font-weight="bold" style:font-size-asian="8.75pt" style:font-style-asian="italic" style:font-weight-asian="bold" style:font-size-complex="10pt" style:font-style-complex="italic" style:font-weight-complex="bold"/>
    </style:style>
    <style:style style:name="P22" style:family="paragraph" style:parent-style-name="Standard">
      <style:paragraph-properties fo:margin-left="0.198in" fo:margin-right="0in" fo:margin-top="0in" fo:margin-bottom="0.05in" fo:text-align="start" style:justify-single-word="false" fo:text-indent="0in" style:auto-text-indent="false"/>
      <style:text-properties fo:color="#0000ff" style:font-name="Courier New" fo:font-size="10pt" fo:font-style="italic" fo:font-weight="normal" style:font-size-asian="8.75pt" style:font-style-asian="italic" style:font-weight-asian="normal" style:font-size-complex="10pt" style:font-style-complex="italic" style:font-weight-complex="normal"/>
    </style:style>
    <style:style style:name="P23" style:family="paragraph" style:parent-style-name="Standard">
      <style:paragraph-properties fo:margin-left="0.198in" fo:margin-right="0in" fo:margin-top="0in" fo:margin-bottom="0in" fo:text-align="start" style:justify-single-word="false" fo:text-indent="0in" style:auto-text-indent="false"/>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4" style:family="paragraph" style:parent-style-name="Standard">
      <style:paragraph-properties fo:margin-left="0.198in" fo:margin-right="0in" fo:margin-top="0in" fo:margin-bottom="0in" fo:text-align="start" style:justify-single-word="false" fo:text-indent="0in" style:auto-text-indent="false"/>
      <style:text-properties fo:color="#008000" style:font-name="Courier New" fo:font-size="10pt" fo:font-style="normal" fo:font-weight="bold" style:font-size-asian="8.75pt" style:font-style-asian="normal" style:font-weight-asian="bold" style:font-size-complex="10pt" style:font-style-complex="normal" style:font-weight-complex="bold"/>
    </style:style>
    <style:style style:name="P25" style:family="paragraph" style:parent-style-name="Standard">
      <style:paragraph-properties fo:margin-left="0.198in" fo:margin-right="0in" fo:margin-top="0in" fo:margin-bottom="0in" fo:text-align="start" style:justify-single-word="false" fo:text-indent="0in" style:auto-text-indent="false"/>
      <style:text-properties fo:color="#000000" style:font-name="Courier New" fo:font-size="10pt" fo:font-style="normal" fo:font-weight="normal" style:font-size-asian="8.75pt" style:font-style-asian="normal" style:font-weight-asian="normal" style:font-size-complex="10pt" style:font-style-complex="normal" style:font-weight-complex="normal"/>
    </style:style>
    <style:style style:name="P26" style:family="paragraph" style:parent-style-name="Standard">
      <style:paragraph-properties fo:margin-left="0.198in" fo:margin-right="0in" fo:margin-top="0in" fo:margin-bottom="0in" fo:text-align="start" style:justify-single-word="false" fo:text-indent="0in" style:auto-text-indent="false"/>
      <style:text-properties fo:color="#5e11a6" style:font-name="Courier New" fo:font-size="10pt" fo:font-style="italic" fo:font-weight="bold" style:font-size-asian="8.75pt" style:font-style-asian="italic" style:font-weight-asian="bold" style:font-size-complex="10pt" style:font-style-complex="italic" style:font-weight-complex="bold"/>
    </style:style>
    <style:style style:name="P27" style:family="paragraph" style:parent-style-name="Standard">
      <style:paragraph-properties fo:margin-left="0.3957in" fo:margin-right="0in" fo:margin-top="0in" fo:margin-bottom="0in" fo:text-align="start" style:justify-single-word="false" fo:text-indent="-0.198in" style:auto-text-indent="false">
        <style:tab-stops/>
      </style:paragraph-properties>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8" style:family="paragraph" style:parent-style-name="Standard">
      <style:paragraph-properties fo:margin-left="0.3957in" fo:margin-right="0in" fo:margin-top="0in" fo:margin-bottom="0.05in" fo:text-align="start" style:justify-single-word="false" fo:text-indent="-0.198in" style:auto-text-indent="false">
        <style:tab-stops/>
      </style:paragraph-properties>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Trebuchet MS" fo:font-size="10pt" style:font-size-asian="8.75pt" style:font-size-complex="10pt"/>
    </style:style>
    <style:style style:name="P30" style:family="paragraph" style:parent-style-name="Table_20_Contents">
      <style:paragraph-properties fo:text-align="start" style:justify-single-word="false"/>
      <style:text-properties style:font-name="Trebuchet MS" fo:font-size="10pt" fo:font-style="italic" fo:font-weight="bold" style:font-size-asian="8.75pt" style:font-style-asian="italic" style:font-weight-asian="bold" style:font-size-complex="10pt" style:font-style-complex="italic" style:font-weight-complex="bold"/>
    </style:style>
    <style:style style:name="P31" style:family="paragraph" style:parent-style-name="Table_20_Contents">
      <style:paragraph-properties fo:text-align="start" style:justify-single-word="false"/>
      <style:text-properties style:font-name="Trebuchet MS" fo:font-size="10pt" fo:font-style="normal" style:font-size-asian="8.75pt" style:font-style-asian="normal" style:font-size-complex="10pt" style:font-style-complex="normal"/>
    </style:style>
    <style:style style:name="P32" style:family="paragraph" style:parent-style-name="Table_20_Contents">
      <style:paragraph-properties fo:text-align="start" style:justify-single-word="false"/>
      <style:text-properties fo:color="#ff0000" style:font-name="Trebuchet MS" fo:font-size="10pt" fo:font-style="italic" style:text-underline-style="solid" style:text-underline-width="auto" style:text-underline-color="font-color" style:font-size-asian="8.75pt" style:font-style-asian="italic" style:font-size-complex="10pt" style:font-style-complex="italic"/>
    </style:style>
    <style:style style:name="P33" style:family="paragraph" style:parent-style-name="Table_20_Contents">
      <style:paragraph-properties fo:text-align="start" style:justify-single-word="false"/>
      <style:text-properties fo:color="#ff0000" style:font-name="Trebuchet MS" fo:font-size="10pt" fo:font-style="italic" style:text-underline-style="solid" style:text-underline-width="auto" style:text-underline-color="font-color" fo:font-weight="normal" style:font-size-asian="8.75pt" style:font-style-asian="italic" style:font-weight-asian="normal" style:font-size-complex="10pt" style:font-style-complex="italic" style:font-weight-complex="normal"/>
    </style:style>
    <style:style style:name="P34" style:family="paragraph" style:parent-style-name="Table_20_Contents">
      <style:paragraph-properties fo:text-align="start" style:justify-single-word="false"/>
      <style:text-properties fo:color="#0000ff" style:font-name="Trebuchet MS" fo:font-size="10pt" fo:font-style="italic" style:font-size-asian="8.75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pt" style:font-size-asian="8.75pt" style:font-size-complex="10pt"/>
    </style:style>
    <style:style style:name="T8" style:family="text">
      <style:text-properties fo:font-size="10pt" fo:font-style="italic" style:font-size-asian="8.75pt" style:font-style-asian="italic" style:font-size-complex="10pt" style:font-style-complex="italic"/>
    </style:style>
    <style:style style:name="T9" style:family="text">
      <style:text-properties style:font-name="Trebuchet MS" fo:font-size="10pt" fo:font-style="normal" style:font-size-asian="8.75pt" style:font-style-asian="normal" style:font-size-complex="10pt" style:font-style-complex="normal"/>
    </style:style>
    <style:style style:name="T10" style:family="text">
      <style:text-properties style:font-name="Trebuchet MS" fo:font-size="10pt" fo:font-style="normal" fo:font-weight="bold" style:font-size-asian="8.75pt" style:font-style-asian="normal" style:font-weight-asian="bold" style:font-size-complex="10pt" style:font-style-complex="normal" style:font-weight-complex="bold"/>
    </style:style>
    <style:style style:name="T11" style:family="text">
      <style:text-properties style:font-name="Trebuchet MS" fo:font-size="10pt" fo:font-style="italic" style:font-size-asian="8.75pt" style:font-style-asian="italic" style:font-size-complex="10pt" style:font-style-complex="italic"/>
    </style:style>
    <style:style style:name="T12" style:family="text">
      <style:text-properties fo:color="#ff0000" style:font-name="Trebuchet MS" fo:font-size="10pt" fo:font-style="normal" style:font-size-asian="8.75pt" style:font-style-asian="normal" style:font-size-complex="10pt" style:font-style-complex="normal"/>
    </style:style>
    <style:style style:name="T13" style:family="text">
      <style:text-properties fo:color="#ff0000" style:font-name="Trebuchet MS" fo:font-size="10pt" fo:font-style="italic" style:font-size-asian="8.75pt" style:font-style-asian="italic" style:font-size-complex="10pt" style:font-style-complex="italic"/>
    </style:style>
    <style:style style:name="T14" style:family="text">
      <style:text-properties fo:color="#ff0000" style:font-name="Trebuchet MS" fo:font-size="10pt" fo:font-style="italic" style:text-underline-style="solid" style:text-underline-width="auto" style:text-underline-color="font-color" style:font-size-asian="8.75pt" style:font-style-asian="italic" style:font-size-complex="10pt" style:font-style-complex="italic"/>
    </style:style>
    <style:style style:name="T15" style:family="text">
      <style:text-properties fo:color="#0000ff" style:font-name="Trebuchet MS" fo:font-size="10pt" fo:font-style="italic" style:font-size-asian="8.75pt" style:font-style-asian="italic" style:font-size-complex="10pt" style:font-style-complex="italic"/>
    </style:style>
    <style:style style:name="T16" style:family="text">
      <style:text-properties style:font-name="Courier New" fo:font-weight="bold" style:font-weight-asian="bold" style:font-weight-complex="bold"/>
    </style:style>
    <style:style style:name="T17" style:family="text">
      <style:text-properties fo:color="#008000" fo:font-weight="bold" style:font-weight-asian="bold" style:font-weight-complex="bold"/>
    </style:style>
    <style:style style:name="T18" style:family="text">
      <style:text-properties fo:color="#5e11a6" fo:font-weight="bold" style:font-weight-asian="bold" style:font-weight-complex="bold"/>
    </style:style>
    <style:style style:name="T19" style:family="text">
      <style:text-properties fo:color="#5e11a6" fo:font-style="italic" fo:font-weight="bold" style:font-style-asian="italic" style:font-weight-asian="bold" style:font-style-complex="italic" style:font-weight-complex="bold"/>
    </style:style>
    <style:style style:name="T20" style:family="text">
      <style:text-properties style:font-name="Trebuchet MS1" style:font-name-asian="Trebuchet MS1" style:font-name-complex="Trebuchet MS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ruary 8, 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Key <text:s/>Magic Specification</text:p>
      <text:p text:style-name="P2">A guide to the keyboard layout scripting syst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Important Note</text:p>
      <text:p text:style-name="P7"><text:span text:style-name="T5">This document does </text:span><text:span text:style-name="T1">not</text:span><text:span text:style-name="T5"> represent an International Standard.</text:span></text:p>
      <text:p text:style-name="P8">Introduction</text:p>
      <text:p text:style-name="P9"><text:span text:style-name="T5">The Key Magic layout system is used for mapping key combinations (on, for example, a QWERTY keyboard) to one or more letters in a different script. In addition, Key Magic supports several reordering rules to ease scripting of complex languages whose encoding orders differ from their common typing orders. The system was originally developed for the Myanmar language. </text:span></text:p>
      <text:p text:style-name="P11"/>
      <text:p text:style-name="P12">Scope</text:p>
      <text:p text:style-name="P11"><text:span text:style-name="T7">This document covers the format of Key Magic "layout" files (*.kms). It also covers the behavior of a keyboard with respect to its layout file. It does </text:span><text:span text:style-name="T8">not</text:span><text:span text:style-name="T7"> cover the internal format of layout files, or any "compiled" format. </text:span></text:p>
      <text:p text:style-name="P11"><text:span text:style-name="T7">It is intended that this document be sufficient for enabling a developer to create his own implementation of Key Magic. Secondary concerns, such as efficiency or representation of Key Magic data structures in code, will generally be excluded or mentioned only briefly in notes. </text:span></text:p>
      <text:p text:style-name="P11"><text:span text:style-name="T7"/></text:p>
      <text:p text:style-name="P13">Syntax</text:p>
      <text:p text:style-name="P11"><text:span text:style-name="T7">Note the following conventions regarding syntax:</text:span></text:p>
      <text:list xml:id="list34160717" text:style-name="L1">
        <text:list-item>
          <text:p text:style-name="P14"><text:span text:style-name="T9">Non-colored (black) text refers to the current version of Key Magic.</text:span></text:p>
        </text:list-item>
        <text:list-item>
          <text:p text:style-name="P14"><text:span text:style-name="T14">Red italicized, underlined text</text:span><text:span text:style-name="T9"> describes requirements which are deprecated or obsolete. At their discretion, developers may choose to implement some of these features. (Code will never be underlined.)</text:span></text:p>
        </text:list-item>
        <text:list-item>
          <text:p text:style-name="P14"><text:span text:style-name="T15">Blue italicized text </text:span><text:span text:style-name="T9">represents new (appproved) requirements which will very likely appear in a later publication of the standard. Developers may choose to implement some of these features in advance of the new standard, and feedback on these features is particularly appreciated.</text:span></text:p>
        </text:list-item>
        <text:list-item>
          <text:p text:style-name="P14"><text:span text:style-name="T10">Bold text </text:span><text:span text:style-name="T9">is generally used to represent key terminology the first time it appears. </text:span></text:p>
        </text:list-item>
      </text:list>
      <text:p text:style-name="P11"><text:span text:style-name="T7"/></text:p>
      <text:p text:style-name="P11"><text:span text:style-name="T7"/></text:p>
      <text:p text:style-name="P8">1. Source File Format</text:p>
      <text:p text:style-name="P13">1.1 File Naming and Encoding</text:p>
      <text:p text:style-name="P10">A Key Magic <text:span text:style-name="T1">keyboard</text:span> is represented as a <text:span text:style-name="T1">primary file</text:span>, and a series of optional <text:span text:style-name="T1">secondary files</text:span>. It is recommended that these files be given the extension "kms", and be encoded in UTF-8. However, this is not strictly required, so long as the files can be understood from a Unicode point of view. </text:p>
      <text:p text:style-name="P18"><text:span text:style-name="T1">Note</text:span>: We use the term "file" to mean "reabable stream of characters". Implementers may choose to represent these streams however they want for any given operating system.</text:p>
      <text:p text:style-name="P10">When describing file elements, we will provide their EBNF representations whenever possible, followed by a short description of what the syntax means. A full EBNF for Key Magic source files appears in Appendix A. Note that whitespace is ignored, unless otherwise specified (e.g., inside strings).</text:p>
      <text:p text:style-name="P10"/>
      <text:p text:style-name="P13">1.2 Top-Level File Elements</text:p>
      <text:p text:style-name="P23">file = [options] , {comment|proposition} ;</text:p>
      <text:p text:style-name="P23">options = '/*' , {option|any} , '*/' ;</text:p>
      <text:p text:style-name="P19">any = (? Any Unicode character ?) ;</text:p>
      <text:p text:style-name="P10">A file consists of a series of comments and propositions, with an optional "options" section at the top of the file. The options section is a long comment which may also contain specially-formatted "option" elements, described below. <text:s/>For example, the following is a valid Key Magic file, with the "options" element highlighted in bold green text:</text:p>
      <text:p text:style-name="P24">/*</text:p>
      <text:p text:style-name="P24"><text:s/>* Our options are:</text:p>
      <text:p text:style-name="P24"><text:s/>* @track_capslocks = "false"</text:p>
      <text:p text:style-name="P24"><text:s/>*/</text:p>
      <text:p text:style-name="P23">'a' =&gt; 'b'</text:p>
      <text:p text:style-name="P10"/>
      <text:p text:style-name="P13">1.3 Options</text:p>
      <text:p text:style-name="P23">option = '@' , option_name , '=', '"' , option_value , '"'; </text:p>
      <text:p text:style-name="P23">option_name = char , {char} ;</text:p>
      <text:p text:style-name="P23">option_value = (any-'"') , {any-'"'} ;</text:p>
      <text:p text:style-name="P19">char = (? Uppercase/lowercase letters, underscore: [a-zA-Z_] ?) ;</text:p>
      <text:p text:style-name="P10">A Key Magic "option" starts with an "@" sign, followed by at least one character, then an "=" sign, and then at least one Unicode letter. A "char" is any uppercase or lowercase letter from A to Z, or the underscore. </text:p>
      <text:p text:style-name="P15">Older versions of Key Magic did not require options to be enclosed in quotes, and simply stopped matching after the first whitespace character:</text:p>
      <text:p text:style-name="P20">option = '@' , option_name , '=' , (any-'"'-' ') , {any-'"'-' '}</text:p>
      <text:p text:style-name="P10">For example, the following script contains two options, colored in green bold text for the option_name and purple-bold-italic for the option_value.</text:p>
      <text:p text:style-name="P25">/*</text:p>
      <text:p text:style-name="P25"><text:s/>* Our options are:</text:p>
      <text:p text:style-name="P25"><text:s/>* @<text:span text:style-name="T17">track_capslocks</text:span> = "<text:span text:style-name="T19">false</text:span>"</text:p>
      <text:p text:style-name="P25"><text:s/>* @<text:span text:style-name="T17">name</text:span> = "<text:span text:style-name="T19">Unicode 5.1 Keyboard</text:span>"</text:p>
      <text:p text:style-name="P25"><text:s/>*/</text:p>
      <text:p text:style-name="P25">'a' =&gt; 'b'</text:p>
      <text:p text:style-name="P10"><text:span text:style-name="T1">Note</text:span>: Only the first comment contains options; any other comments with option-like syntax are ignored. </text:p>
      <text:p text:style-name="P10"/>
      <text:p text:style-name="P13">1.3.1 Allowed Options</text:p>
      <text:p text:style-name="P10">The current list of option names and values is as follows. All options are optional; where appropriate, some are given default values.</text:p>
      <table:table table:name="HeaderOptions" table:style-name="HeaderOptions">
        <table:table-column table:style-name="HeaderOptions.A"/>
        <table:table-column table:style-name="HeaderOptions.B"/>
        <table:table-column table:style-name="HeaderOptions.C"/>
        <table:table-column table:style-name="HeaderOptions.D"/>
        <table:table-row>
          <table:table-cell table:style-name="HeaderOptions.A1" office:value-type="string">
            <text:p text:style-name="P30">Name</text:p>
          </table:table-cell>
          <table:table-cell table:style-name="HeaderOptions.A1" office:value-type="string">
            <text:p text:style-name="P30">Expected Values</text:p>
          </table:table-cell>
          <table:table-cell table:style-name="HeaderOptions.A1" office:value-type="string">
            <text:p text:style-name="P30">Default Value</text:p>
          </table:table-cell>
          <table:table-cell table:style-name="HeaderOptions.D1" office:value-type="string">
            <text:p text:style-name="P30">Notes</text:p>
          </table:table-cell>
        </table:table-row>
        <table:table-row>
          <table:table-cell table:style-name="HeaderOptions.A2" office:value-type="string">
            <text:p text:style-name="P33">track_capslocks</text:p>
          </table:table-cell>
          <table:table-cell table:style-name="HeaderOptions.A2" office:value-type="string">
            <text:p text:style-name="P33">true/false</text:p>
          </table:table-cell>
          <table:table-cell table:style-name="HeaderOptions.A2" office:value-type="string">
            <text:p text:style-name="P33">false</text:p>
          </table:table-cell>
          <table:table-cell table:style-name="HeaderOptions.D2" office:value-type="string">
            <text:p text:style-name="P33">Same as "track-capslock".</text:p>
          </table:table-cell>
        </table:table-row>
        <table:table-row>
          <table:table-cell table:style-name="HeaderOptions.A2" office:value-type="string">
            <text:p text:style-name="P29">track_capslock</text:p>
          </table:table-cell>
          <table:table-cell table:style-name="HeaderOptions.A2" office:value-type="string">
            <text:p text:style-name="P29">true/false</text:p>
          </table:table-cell>
          <table:table-cell table:style-name="HeaderOptions.A2" office:value-type="string">
            <text:p text:style-name="P29">false</text:p>
          </table:table-cell>
          <table:table-cell table:style-name="HeaderOptions.D2" office:value-type="string">
            <text:p text:style-name="P29">If "true", then the Caps Lock key can be used in matching expressions.</text:p>
          </table:table-cell>
        </table:table-row>
        <table:table-row>
          <table:table-cell table:style-name="HeaderOptions.A2" office:value-type="string">
            <text:p text:style-name="P32">eat_all_unused_keys</text:p>
          </table:table-cell>
          <table:table-cell table:style-name="HeaderOptions.A2" office:value-type="string">
            <text:p text:style-name="P32">true/false</text:p>
          </table:table-cell>
          <table:table-cell table:style-name="HeaderOptions.A2" office:value-type="string">
            <text:p text:style-name="P32">true</text:p>
          </table:table-cell>
          <table:table-cell table:style-name="HeaderOptions.D2" office:value-type="string">
            <text:p text:style-name="P32">Same as "eat-keys"</text:p>
          </table:table-cell>
        </table:table-row>
        <text:soft-page-break/>
        <table:table-row>
          <table:table-cell table:style-name="HeaderOptions.A2" office:value-type="string">
            <text:p text:style-name="P29">eat-keys</text:p>
          </table:table-cell>
          <table:table-cell table:style-name="HeaderOptions.A2" office:value-type="string">
            <text:p text:style-name="P29">true/false</text:p>
          </table:table-cell>
          <table:table-cell table:style-name="HeaderOptions.A2" office:value-type="string">
            <text:p text:style-name="P29">true</text:p>
          </table:table-cell>
          <table:table-cell table:style-name="HeaderOptions.D2" office:value-type="string">
            <text:p text:style-name="P29">Adds the proposition <text:span text:style-name="T16">ANY=&gt;$1</text:span> as a default, show-stopping match for any keys that fail to match any other proposition.</text:p>
          </table:table-cell>
        </table:table-row>
        <table:table-row>
          <table:table-cell table:style-name="HeaderOptions.A2" office:value-type="string">
            <text:p text:style-name="P29">us_layout_based</text:p>
          </table:table-cell>
          <table:table-cell table:style-name="HeaderOptions.A2" office:value-type="string">
            <text:p text:style-name="P29">true/false</text:p>
          </table:table-cell>
          <table:table-cell table:style-name="HeaderOptions.A2" office:value-type="string">
            <text:p text:style-name="P29">true</text:p>
          </table:table-cell>
          <table:table-cell table:style-name="HeaderOptions.D2" office:value-type="string">
            <text:p text:style-name="P29">If "true", all key presses are mapped to the equivalent key at that position in an en-US keyboard. (<text:span text:style-name="T2">Question: what about keys that have no en-US equivalent?</text:span>)</text:p>
          </table:table-cell>
        </table:table-row>
        <table:table-row>
          <table:table-cell table:style-name="HeaderOptions.A2" office:value-type="string">
            <text:p text:style-name="P29">smart_backspace</text:p>
          </table:table-cell>
          <table:table-cell table:style-name="HeaderOptions.A2" office:value-type="string">
            <text:p text:style-name="P29">true/false</text:p>
          </table:table-cell>
          <table:table-cell table:style-name="HeaderOptions.A2" office:value-type="string">
            <text:p text:style-name="P29">true</text:p>
          </table:table-cell>
          <table:table-cell table:style-name="HeaderOptions.D2" office:value-type="string">
            <text:p text:style-name="P29">If "false", then any un-matched presses of "Backspace" will delete a single character from the end of the match string. If "true", an un-matched backspace will revert the match string to its state two keypresses back.</text:p>
          </table:table-cell>
        </table:table-row>
        <table:table-row>
          <table:table-cell table:style-name="HeaderOptions.A2" office:value-type="string">
            <text:p text:style-name="P34">name</text:p>
          </table:table-cell>
          <table:table-cell table:style-name="HeaderOptions.A2" office:value-type="string">
            <text:p text:style-name="P34">(Anything)</text:p>
          </table:table-cell>
          <table:table-cell table:style-name="HeaderOptions.A2" office:value-type="string">
            <text:p text:style-name="P34">N/A</text:p>
          </table:table-cell>
          <table:table-cell table:style-name="HeaderOptions.D2" office:value-type="string">
            <text:p text:style-name="P34">Name of the keyboard layout, may be displayed to the user under implementation-defined conditions.</text:p>
          </table:table-cell>
        </table:table-row>
        <table:table-row>
          <table:table-cell table:style-name="HeaderOptions.A2" office:value-type="string">
            <text:p text:style-name="P34">description</text:p>
          </table:table-cell>
          <table:table-cell table:style-name="HeaderOptions.A2" office:value-type="string">
            <text:p text:style-name="P34">(Anything)</text:p>
          </table:table-cell>
          <table:table-cell table:style-name="HeaderOptions.A2" office:value-type="string">
            <text:p text:style-name="P34">N/A</text:p>
          </table:table-cell>
          <table:table-cell table:style-name="HeaderOptions.D2" office:value-type="string">
            <text:p text:style-name="P34">Informative description of the keyboard layout., may be displayed to the user under implementation-defined conditions.</text:p>
          </table:table-cell>
        </table:table-row>
        <table:table-row>
          <table:table-cell table:style-name="HeaderOptions.A2" office:value-type="string">
            <text:p text:style-name="P34">icon</text:p>
          </table:table-cell>
          <table:table-cell table:style-name="HeaderOptions.A2" office:value-type="string">
            <text:p text:style-name="P34">(Path-Name)</text:p>
          </table:table-cell>
          <table:table-cell table:style-name="HeaderOptions.A2" office:value-type="string">
            <text:p text:style-name="P34">N/A</text:p>
          </table:table-cell>
          <table:table-cell table:style-name="HeaderOptions.D2" office:value-type="string">
            <text:p text:style-name="P34">Absolute or relative path to a file which represents the keyboard layout. (<text:span text:style-name="T2">Note: Absolute paths break portability. Maybe we can do relative paths with forward slashes, or base-64-encoded BMPs?</text:span>)</text:p>
          </table:table-cell>
        </table:table-row>
      </table:table>
      <text:p text:style-name="P10"/>
      <text:p text:style-name="P13">1.4 Propositions</text:p>
      <text:p text:style-name="P19">proposition = (variable | rule | comment ) , '\n' ;</text:p>
      <text:p text:style-name="P10">A "proposition" is either a "variable" or a "rule". Rules are used to tell the system how to respond to key presses and what to reorder. Variables are static definitions which may be referenced by rules. Variables are of the form "x = y", while rules are of the form "x =&gt; y". The following code segment contains 2 variables (green bold) and 3 rules (purple bold italic). </text:p>
      <text:p text:style-name="P25">//"Options" section is optional.</text:p>
      <text:p text:style-name="P24">$var1 <text:s text:c="3"/>= 'abcd'</text:p>
      <text:p text:style-name="P24">$an_elem = U1000 + U1001 + \</text:p>
      <text:p text:style-name="P24"><text:s text:c="11"/>U1002 + U1003</text:p>
      <text:p text:style-name="P26">'a' <text:s text:c="8"/>=&gt; 'b'</text:p>
      <text:p text:style-name="P26">$var1[*] <text:s text:c="3"/>=&gt; $an_elem[$1]</text:p>
      <text:p text:style-name="P21">$an_elem[*] =&gt; '(' + $1 + ')'</text:p>
      <text:p text:style-name="P16">Propositions end at the first newline character <text:span text:style-name="T3">not</text:span> preceeded by a backslash..</text:p>
      <text:p text:style-name="P17">Future releases of Key Magic will have an additional proposition type:</text:p>
      <text:p text:style-name="P22">proposition = (variable | rule | comment | key-rule ) , '\n' ;</text:p>
      <text:p text:style-name="P17">Here, a key rule is of the form "x |=&gt; y" <text:span text:style-name="T20">—</text:span>these are used to respond to the keypress itself exactly once.</text:p>
      <text:p text:style-name="P10"/>
      <text:p text:style-name="P13">1.5 Variables</text:p>
      <text:p text:style-name="P27">variable = var_name , '=' , var_item , {'+' , var_item } ;</text:p>
      <text:p text:style-name="P27">var_name = '$' , charnum , {charnum} , [flb] ;</text:p>
      <text:p text:style-name="P27">var_item = [flb] , (string | uni_letter | null | var_name | vk_code | switch | var_element) , [flb] ;</text:p>
      <text:p text:style-name="P27">flb = {'\\' , ['\r'] , '\n'} ;</text:p>
      <text:p text:style-name="P27">charnum = char | (digit) ;</text:p>
      <text:p text:style-name="P28">digit = (? Any digit: [0-9] ?) ;</text:p>
      <text:p text:style-name="P10">A variable has a single identifier on the left of an equals sign, and one or more items (with '+' signs separating them) on the right. "Forced newlines" (a backslash followed by a literal newline character) can appear in most places to help with readability.</text:p>
      <text:p text:style-name="P15">Note: Many implementations allow c-style commetns to appear "in-line"; for example:</text:p>
      <text:p text:style-name="P20"><text:s text:c="2"/>$test = 'a' + 'b' + /* comment */ 'c' + 'd'</text:p>
      <text:p text:style-name="P10"/>
      <text:p text:style-name="P13">1.5.1 Strings, Unicode Letters, and Text</text:p>
      <text:p text:style-name="P10">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rebuchet MS1" svg:font-family="'Trebuchet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5M17S</meta:editing-duration>
    <meta:editing-cycles>62</meta:editing-cycles>
    <meta:generator>LibreOffice/3.3$Win32 LibreOffice_project/330m19$Build-6</meta:generator>
    <dc:date>2011-02-08T15:42:18.11</dc:date>
    <dc:creator>Seth Hetu</dc:creator>
    <meta:document-statistic meta:table-count="1" meta:image-count="0" meta:object-count="0" meta:page-count="4" meta:paragraph-count="115" meta:word-count="1198" meta:character-count="7173"/>
    <meta:user-defined meta:name="Info 1"/>
    <meta:user-defined meta:name="Info 2"/>
    <meta:user-defined meta:name="Info 3"/>
    <meta:user-defined meta:name="Info 4"/>
  </office:meta>
</office:document-meta>
</file>